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F0000029E0E7FA1B9CD7A2F54.jpg" manifest:media-type="image/jpeg"/>
  <manifest:file-entry manifest:full-path="Pictures/10000000000002960000029EE292FDE4BA3509E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bcca" officeooo:paragraph-rsid="0005bcca"/>
    </style:style>
    <style:style style:name="P2" style:family="paragraph" style:parent-style-name="Standard">
      <style:text-properties fo:font-weight="bold" officeooo:rsid="0005bcca" officeooo:paragraph-rsid="0005bcca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05in, 0.05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1in, 0.1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sults Write-Up Draft 1</text:p>
      <text:p text:style-name="P1"><draw:frame draw:style-name="fr1" draw:name="Image3" text:anchor-type="char" svg:x="-0.5709in" svg:y="0.111in" svg:width="4.0146in" svg:height="4.0583in" draw:z-index="1"><draw:image xlink:href="Pictures/10000000000002960000029EE292FDE4BA3509EB.jpg" xlink:type="simple" xlink:show="embed" xlink:actuate="onLoad" loext:mime-type="image/jpeg"/></draw:frame></text:p>
      <text:p text:style-name="P1"><draw:frame draw:style-name="fr2" draw:name="Image1" text:anchor-type="char" svg:x="3.6146in" svg:y="0.2102in" svg:width="3.6543in" svg:height="3.6543in" draw:z-index="0"><draw:image xlink:href="Pictures/100000000000029F0000029E0E7FA1B9CD7A2F54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0T12:14:01.816904635</meta:creation-date>
    <dc:date>2022-08-20T16:25:44.503550305</dc:date>
    <meta:editing-duration>PT2M7S</meta:editing-duration>
    <meta:editing-cycles>1</meta:editing-cycles>
    <meta:document-statistic meta:table-count="0" meta:image-count="2" meta:object-count="0" meta:page-count="1" meta:paragraph-count="1" meta:word-count="4" meta:character-count="24" meta:non-whitespace-character-count="21"/>
    <meta:generator>LibreOffice/6.4.7.2$Linux_X86_64 LibreOffice_project/40$Build-2</meta:generator>
  </office:meta>
</office:document-meta>
</file>